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fcd10" officeooo:paragraph-rsid="001fcd10"/>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text-properties officeooo:rsid="001fcd10"/>
    </style:style>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P17" style:family="paragraph" style:parent-style-name="Text_20_body" style:list-style-name="L5">
      <style:paragraph-properties fo:margin-top="0cm" fo:margin-bottom="0cm" loext:contextual-spacing="false"/>
    </style:style>
    <style:style style:name="P18" style:family="paragraph" style:parent-style-name="Text_20_body" style:list-style-name="L6">
      <style:paragraph-properties fo:margin-top="0cm" fo:margin-bottom="0cm" loext:contextual-spacing="false"/>
    </style:style>
    <style:style style:name="P19" style:family="paragraph" style:parent-style-name="Text_20_body" style:list-style-name="L7">
      <style:paragraph-properties fo:margin-top="0cm" fo:margin-bottom="0cm" loext:contextual-spacing="false"/>
    </style:style>
    <style:style style:name="P20" style:family="paragraph" style:parent-style-name="Text_20_body" style:list-style-name="L8">
      <style:paragraph-properties fo:margin-top="0cm" fo:margin-bottom="0cm" loext:contextual-spacing="false"/>
    </style:style>
    <style:style style:name="P21" style:family="paragraph" style:parent-style-name="Text_20_body" style:list-style-name="L9">
      <style:paragraph-properties fo:margin-top="0cm" fo:margin-bottom="0cm" loext:contextual-spacing="false"/>
    </style:style>
    <style:style style:name="T1" style:family="text">
      <style:text-properties fo:font-size="15pt" fo:font-weight="bold" officeooo:rsid="001fcd10" style:font-size-asian="15pt" style:font-weight-asian="bold" style:font-size-complex="15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in schneller, kurzer Überblick über Maven und Gradle. Dies kann keine Einführung in der Tiefe sein – dazu wäre jeweils eine ganze Blog-Serie notwendig und da ist es sinnvoller, die offizielle Dokumentation zu verwenden!</text:p>
      <text:h text:style-name="Heading_20_2" text:outline-level="2">Teile der JavaFX Serie (aktualisiert)</text:h>
      <text:list xml:id="list250997911" text:style-name="L5">
        <text:list-item>
          <text:p text:style-name="P17"><text:a xlink:type="simple" xlink:href="https://blog.kneitzel.de/2020/06/29/javafx-uebersicht-planung/" text:style-name="Internet_20_link" text:visited-style-name="Visited_20_Internet_20_Link">JavaFX 01: Übersicht / Planung</text:a> (<text:a xlink:type="simple" xlink:href="https://youtu.be/emCUpGFpf_Q" text:style-name="Internet_20_link" text:visited-style-name="Visited_20_Internet_20_Link">YouTube</text:a>)</text:p>
        </text:list-item>
        <text:list-item>
          <text:p text:style-name="P17"><text:a xlink:type="simple" xlink:href="https://blog.kneitzel.de/2020/06/24/javafx-uebersicht/" text:style-name="Internet_20_link" text:visited-style-name="Visited_20_Internet_20_Link">JavaFX 02: Installation</text:a> (<text:a xlink:type="simple" xlink:href="https://youtu.be/ZmDUr7fwABM" text:style-name="Internet_20_link" text:visited-style-name="Visited_20_Internet_20_Link">YouTube</text:a>)</text:p>
        </text:list-item>
        <text:list-item>
          <text:p text:style-name="P17"><text:a xlink:type="simple" xlink:href="https://blog.kneitzel.de/2020/11/02/javafx-maven-und-gradle/" text:style-name="Internet_20_link" text:visited-style-name="Visited_20_Internet_20_Link">JavaFX 03: Maven &amp; Gradle</text:a> (<text:a xlink:type="simple" xlink:href="https://youtu.be/daVCphI0qZ0" text:style-name="Internet_20_link" text:visited-style-name="Visited_20_Internet_20_Link">YouTube</text:a>)</text:p>
        </text:list-item>
        <text:list-item>
          <text:p text:style-name="P8"><text:a xlink:type="simple" xlink:href="https://blog.kneitzel.de/2020/11/02/javafx-intellij/" text:style-name="Internet_20_link" text:visited-style-name="Visited_20_Internet_20_Link">JavaFX 04: IntelliJ</text:a> (YouTube)</text:p>
        </text:list-item>
      </text:list>
      <text:h text:style-name="Heading_20_3" text:outline-level="3">Teile der JavaFX Serie (alt / geplant)</text:h>
      <text:list xml:id="list4094863387" text:style-name="L6">
        <text:list-item>
          <text:p text:style-name="P18"><text:a xlink:type="simple" xlink:href="https://blog.kneitzel.de/2020/06/26/javafx-scene-builder/" text:style-name="Internet_20_link" text:visited-style-name="Visited_20_Internet_20_Link">JavaFX 05: Scene Builder</text:a></text:p>
        </text:list-item>
        <text:list-item>
          <text:p text:style-name="P18"><text:a xlink:type="simple" xlink:href="https://blog.kneitzel.de/2020/06/26/javafx-erlaeuterungen-der-applikation/" text:style-name="Internet_20_link" text:visited-style-name="Visited_20_Internet_20_Link">JavaFX --: Erläuterung der Applikation</text:a></text:p>
        </text:list-item>
        <text:list-item>
          <text:p text:style-name="P18"><text:a xlink:type="simple" xlink:href="https://blog.kneitzel.de/2020/06/26/javafx-model-view-controller/" text:style-name="Internet_20_link" text:visited-style-name="Visited_20_Internet_20_Link">JavaFX 06: Model / View / Controller</text:a></text:p>
        </text:list-item>
        <text:list-item>
          <text:p text:style-name="P18"><text:a xlink:type="simple" xlink:href="https://blog.kneitzel.de/2020/06/29/javafx-mvvm/" text:style-name="Internet_20_link" text:visited-style-name="Visited_20_Internet_20_Link">JavaFX 07: MVVM</text:a></text:p>
        </text:list-item>
        <text:list-item>
          <text:p text:style-name="P18">JavaFX: Komplette MVVM Applikation (geplant)</text:p>
        </text:list-item>
        <text:list-item>
          <text:p text:style-name="P18">JavaFX: Layouts (geplant)</text:p>
        </text:list-item>
        <text:list-item>
          <text:p text:style-name="P18">JavaFX: Formulare einfach erstellen (geplant)</text:p>
        </text:list-item>
        <text:list-item>
          <text:p text:style-name="P9">JavaFX: Multi Plattform (geplant)</text:p>
        </text:list-item>
      </text:list>
      <text:h text:style-name="Heading_20_2" text:outline-level="2">Code der JavaFX Serie</text:h>
      <text:p text:style-name="Text_20_body">Der Source Code sowie alle Dokumente finden sich auf GitHub: <text:a xlink:type="simple" xlink:href="https://github.com/kneitzel/blog-javafx-series" text:style-name="Internet_20_link" text:visited-style-name="Visited_20_Internet_20_Link">https://github.com/kneitzel/blog-javafx-series</text:a></text:p>
      <text:h text:style-name="Heading_20_2" text:outline-level="2">Was sind Maven und Gradle?</text:h>
      <text:p text:style-name="Text_20_body">Bei Maven und Gradle handelt es sich um Tools, mit denen ein Projekt verwaltet und gebaut werden kann. Ein wichtiges Feature ist dabei die Verwaltung von Abhängigkeiten, die vom Tool automatisch in der gewünschten Version von einem Repository heruntergeladen und bereitgestellt werden.</text:p>
      <text:p text:style-name="Text_20_body">Dies verringert die Aufwände bezüglich Einrichtung eines Arbeitsplatzes enorm, da die Anzahl der Abhängigkeiten, die installiert werden müssen, minimiert werden.</text:p>
      <text:h text:style-name="Heading_20_3" text:outline-level="3">Vorteile</text:h>
      <text:p text:style-name="Text_20_body">Der große Vorteil dieser Build Tools ist, dass diese von den gängigen Entwicklungsumgebungen (IntelliJ, Eclipse, Netbeans) unterstützt werden. Damit ist ein Projekt unabhängig von einer Entwicklungsumgebung und jeder Entwickler kann mit der Umgebung arbeiten, die er bevorzugt.</text:p>
      <text:h text:style-name="Heading_20_2" text:outline-level="2"><text:soft-page-break/>Maven</text:h>
      <text:h text:style-name="Heading_20_3" text:outline-level="3">Übersicht</text:h>
      <text:p text:style-name="Text_20_body">Maven entstand im Jahr 2003 (Version 1.x) / 2004 (Version 1.0) und kann somit auf eine recht lange Entwicklungszeit zurückblicken.</text:p>
      <text:p text:style-name="Text_20_body">Das Tool zeichnet sich dadurch aus, dass es ein festen Lebenszyklus vorgibt, der feste Phasen umfasst in dem viele Dinge standardmäßig verankert sind, so dass oft nur wenig Anpassungen notwendig sind.</text:p>
      <text:p text:style-name="Text_20_body">Folgende Phasen sind in Maven vorgesehen:</text:p>
      <text:h text:style-name="Heading_20_4" text:outline-level="4">archetype</text:h>
      <text:p text:style-name="Text_20_body">Dient u.a. der Erstellung von Templates, Abhängigkeiten werden aufgelöst und ggf. herunter geladen.</text:p>
      <text:h text:style-name="Heading_20_5" text:outline-level="5">validate</text:h>
      <text:p text:style-name="Text_20_body">Validierung des Projektes. Ist die Struktur des Projekts ok?</text:p>
      <text:h text:style-name="Heading_20_6" text:outline-level="6">compile</text:h>
      <text:p text:style-name="Text_20_body">Übersetzen des Codes.</text:p>
      <text:h text:style-name="Heading_20_6" text:outline-level="6">test</text:h>
      <text:p text:style-name="Text_20_body">Ausführung der automatischen Tests mit Hilfe geeigneter Testframeworks.</text:p>
      <text:h text:style-name="Heading_20_6" text:outline-level="6">package</text:h>
      <text:p text:style-name="Text_20_body">Die Ergebnisse werden zusammengepackt. Häufig handelt es sich um eine jar Datei.</text:p>
      <text:h text:style-name="Heading_20_6" text:outline-level="6">integration-test</text:h>
      <text:p text:style-name="Text_20_body">Das erstellte Paket wird an einen anderen Ort kopiert und dort getestet. Dies kann z.B. ein Anwendungsserver sein.</text:p>
      <text:h text:style-name="Heading_20_6" text:outline-level="6">verify</text:h>
      <text:p text:style-name="Text_20_body">Das erstellte Softwarepaket wird überprüft, um sicher zu stellen, dass die Struktur korrekt ist.</text:p>
      <text:h text:style-name="Heading_20_6" text:outline-level="6">install</text:h>
      <text:p text:style-name="Text_20_body">Das Softwarepaket wird im lokalen Maven Repository bereitgestellt.</text:p>
      <text:h text:style-name="Heading_20_6" text:outline-level="6">deploy</text:h>
      <text:p text:style-name="Text_20_body">Das Softwarepaket wird im entfernten Maven Repository bereitgestellt.</text:p>
      <text:p text:style-name="Text_20_body">Dies kann durch Plugins und Maven Archetypen erweitert und verändert werden, so dass z.B. Docker Container gebaut und verteilt werden können.</text:p>
      <text:h text:style-name="Heading_20_3" text:outline-level="3">Wrapper</text:h>
      <text:p text:style-name="Text_20_body">Zu Maven gibt es einen Wrapper, der es ermöglicht, dass Maven nicht mehr systemweit auf einem System installiert werden muss. Da unterschiedliche Projekte ggf. unterschiedliche, nicht zueinander kompatible, Versionen von Maven nutzen wollen, ist eine systemweite Installation nicht zielführend.</text:p>
      <text:p text:style-name="Text_20_body"><text:soft-page-break/>Stattdessen gibt es ein Script welches die notwendige Version von Maven herunter lädt und innerhalb des Projektverzeichnisses entpackt.</text:p>
      <text:p text:style-name="Text_20_body"><text:span text:style-name="Strong_20_Emphasis">Erzeugung des Wrappers</text:span><text:line-break/>Es ist möglich, mittels maven ein Wrapper für ein Projekt zu erzeugen. Dazu geht man in das Verzeichnis des Projekts und ruft auf:<text:line-break/>„mvn -N io.takari:maven:wrapper“.</text:p>
      <text:h text:style-name="Heading_20_3" text:outline-level="3">Installation</text:h>
      <text:p text:style-name="Text_20_body">Auch wenn eine Installation nicht notwendig ist, ist dies natürlich jederzeit möglich. Das Tool kann einfach als ZIP File heruntergeladen werden. Eine komplexe Installation ist nicht notwendig. Es reicht, das ZIP an einer beliebigen Stelle zu entpacken.</text:p>
      <text:h text:style-name="Heading_20_3" text:outline-level="3">Dateien und Verzeichnisse</text:h>
      <text:h text:style-name="Heading_20_6" text:outline-level="6">pom.xml</text:h>
      <text:p text:style-name="Text_20_body">Das Projekt wird in einer pom.xml (POM = Project Object Model) beschrieben, welches sich in dem Projektverzeichnis befindet.</text:p>
      <text:h text:style-name="Heading_20_6" text:outline-level="6">src</text:h>
      <text:p text:style-name="Text_20_body">Das src Verzeichnis enthält alle Sourcen der Projekts. Diese sind in der Regel aufgeteilt in mehrere Unterordner: src/main für das eigentliche Projekt und src/test für die automatisierten Tests, die nicht mit ausgeliefert werden. Java Quellcode kommt in ein weiteres Unterverzeichnis java und die Ressourcen in das weitere Unterverzeichnis resources.</text:p>
      <text:h text:style-name="Heading_20_6" text:outline-level="6">target</text:h>
      <text:p text:style-name="Text_20_body">Alle Dateien, die erzeugt werden, werden in dem Verzeichnis target erzeugt. Je nach Art der erzeugten Datei, werden diese in einem entsprechenden Unterverzeichnis angelegt, z.B. target/classes für die class Dateien.</text:p>
      <text:h text:style-name="Heading_20_6" text:outline-level="6">mvnw / mvnw.cmd / .mvn</text:h>
      <text:p text:style-name="Text_20_body">Scripte und Verzeichnis des Wrappers. Das Skript mvnw kann statt mvn bei Maven Aufrufen verwendet werden. Die Dateien des Wrappers incl. Konfiguration finden sich in .mvn/wrapper.</text:p>
      <text:h text:style-name="Heading_20_3" text:outline-level="3">Beispiel einer pom.xml</text:h>
      <text:p text:style-name="Text_20_body"><text:span text:style-name="Strong_20_Emphasis">03 helloword – maven/pom.xml</text:span></text:p>
      <text:p text:style-name="Preformatted_20_Text"><text:span text:style-name="Source_20_Text">&lt;project xmlns="http://maven.apache.org/POM/4.0.0" xmlns:xsi="http://www.w3.org/2001/XMLSchema-instance"</text:span></text:p>
      <text:p text:style-name="Preformatted_20_Text"><text:span text:style-name="Source_20_Text"><text:s text:c="2"/>xsi:schemaLocation="http://maven.apache.org/POM/4.0.0 http://maven.apache.org/maven-v4_0_0.xsd"&gt;</text:span></text:p>
      <text:p text:style-name="Preformatted_20_Text"><text:span text:style-name="Source_20_Text"><text:s text:c="2"/>&lt;modelVersion&gt;4.0.0&lt;/modelVersion&gt;</text:span></text:p>
      <text:p text:style-name="Preformatted_20_Text"><text:span text:style-name="Source_20_Text"><text:s text:c="2"/>&lt;groupId&gt;de.kneitzel&lt;/groupId&gt;</text:span></text:p>
      <text:p text:style-name="Preformatted_20_Text"><text:span text:style-name="Source_20_Text"><text:s text:c="2"/>&lt;artifactId&gt;hellofx&lt;/artifactId&gt;</text:span></text:p>
      <text:p text:style-name="Preformatted_20_Text"><text:span text:style-name="Source_20_Text"><text:s text:c="2"/>&lt;packaging&gt;jar&lt;/packaging&gt;</text:span></text:p>
      <text:p text:style-name="Preformatted_20_Text"><text:span text:style-name="Source_20_Text"><text:s text:c="2"/>&lt;version&gt;1.0-SNAPSHOT&lt;/version&gt;</text:span></text:p>
      <text:p text:style-name="Preformatted_20_Text"><text:span text:style-name="Source_20_Text"><text:s text:c="2"/>&lt;name&gt;hellofx&lt;/name&gt;</text:span></text:p>
      <text:p text:style-name="Preformatted_20_Text"><text:span text:style-name="Source_20_Text"><text:s text:c="2"/>&lt;url&gt;https://blog.kneitzel.de&lt;/url&gt;</text:span></text:p>
      <text:p text:style-name="Preformatted_20_Text"/>
      <text:p text:style-name="Preformatted_20_Text"><text:span text:style-name="Source_20_Text"><text:s text:c="2"/>&lt;properties&gt;</text:span></text:p>
      <text:p text:style-name="Preformatted_20_Text"><text:span text:style-name="Source_20_Text"><text:s text:c="4"/>&lt;project.build.sourceEncoding&gt;UTF-8&lt;/project.build.sourceEncoding&gt; <text:s text:c="3"/></text:span></text:p>
      <text:p text:style-name="Preformatted_20_Text"><text:soft-page-break/><text:span text:style-name="Source_20_Text"><text:s text:c="8"/>&lt;maven.compiler.source&gt;11&lt;/maven.compiler.source&gt;</text:span></text:p>
      <text:p text:style-name="Preformatted_20_Text"><text:span text:style-name="Source_20_Text"><text:s text:c="4"/>&lt;maven.compiler.target&gt;11&lt;/maven.compiler.target&gt;</text:span></text:p>
      <text:p text:style-name="Preformatted_20_Text"><text:span text:style-name="Source_20_Text"><text:s text:c="2"/>&lt;/properties&gt;</text:span></text:p>
      <text:p text:style-name="Preformatted_20_Text"/>
      <text:p text:style-name="Preformatted_20_Text"><text:span text:style-name="Source_20_Text"><text:s text:c="2"/>&lt;dependencies&gt;</text:span></text:p>
      <text:p text:style-name="Preformatted_20_Text"><text:span text:style-name="Source_20_Text"><text:s text:c="4"/>&lt;dependency&gt;</text:span></text:p>
      <text:p text:style-name="Preformatted_20_Text"><text:span text:style-name="Source_20_Text"><text:s text:c="6"/>&lt;groupId&gt;org.openjfx&lt;/groupId&gt;</text:span></text:p>
      <text:p text:style-name="Preformatted_20_Text"><text:span text:style-name="Source_20_Text"><text:s text:c="6"/>&lt;artifactId&gt;javafx-controls&lt;/artifactId&gt;</text:span></text:p>
      <text:p text:style-name="Preformatted_20_Text"><text:span text:style-name="Source_20_Text"><text:s text:c="6"/>&lt;version&gt;11.0.2&lt;/version&gt;</text:span></text:p>
      <text:p text:style-name="Preformatted_20_Text"><text:span text:style-name="Source_20_Text"><text:s text:c="4"/>&lt;/dependency&gt;</text:span></text:p>
      <text:p text:style-name="Preformatted_20_Text"><text:span text:style-name="Source_20_Text"><text:s text:c="4"/>&lt;dependency&gt;</text:span></text:p>
      <text:p text:style-name="Preformatted_20_Text"><text:span text:style-name="Source_20_Text"><text:s text:c="6"/>&lt;groupId&gt;org.openjfx&lt;/groupId&gt;</text:span></text:p>
      <text:p text:style-name="Preformatted_20_Text"><text:span text:style-name="Source_20_Text"><text:s text:c="6"/>&lt;artifactId&gt;javafx-fxml&lt;/artifactId&gt;</text:span></text:p>
      <text:p text:style-name="Preformatted_20_Text"><text:span text:style-name="Source_20_Text"><text:s text:c="6"/>&lt;version&gt;11.0.2&lt;/version&gt;</text:span></text:p>
      <text:p text:style-name="Preformatted_20_Text"><text:span text:style-name="Source_20_Text"><text:s text:c="4"/>&lt;/dependency&gt;</text:span></text:p>
      <text:p text:style-name="Preformatted_20_Text"><text:span text:style-name="Source_20_Text"><text:s text:c="2"/>&lt;/dependencies&gt;</text:span></text:p>
      <text:p text:style-name="Preformatted_20_Text"><text:span text:style-name="Source_20_Text"><text:s text:c="2"/>&lt;build&gt;</text:span></text:p>
      <text:p text:style-name="Preformatted_20_Text"><text:span text:style-name="Source_20_Text"><text:s text:c="4"/>&lt;plugins&gt;</text:span></text:p>
      <text:p text:style-name="Preformatted_20_Text"><text:span text:style-name="Source_20_Text"><text:s text:c="6"/>&lt;plugin&gt;</text:span></text:p>
      <text:p text:style-name="Preformatted_20_Text"><text:span text:style-name="Source_20_Text"><text:s text:c="8"/>&lt;groupId&gt;org.openjfx&lt;/groupId&gt;</text:span></text:p>
      <text:p text:style-name="Preformatted_20_Text"><text:span text:style-name="Source_20_Text"><text:s text:c="8"/>&lt;artifactId&gt;javafx-maven-plugin&lt;/artifactId&gt;</text:span></text:p>
      <text:p text:style-name="Preformatted_20_Text"><text:span text:style-name="Source_20_Text"><text:s text:c="8"/>&lt;version&gt;0.0.3&lt;/version&gt;</text:span></text:p>
      <text:p text:style-name="Preformatted_20_Text"><text:span text:style-name="Source_20_Text"><text:s text:c="8"/>&lt;configuration&gt;</text:span></text:p>
      <text:p text:style-name="Preformatted_20_Text"><text:span text:style-name="Source_20_Text"><text:s text:c="10"/>&lt;mainClass&gt;helloworld.HelloWorld&lt;/mainClass&gt;</text:span></text:p>
      <text:p text:style-name="Preformatted_20_Text"><text:span text:style-name="Source_20_Text"><text:s text:c="8"/>&lt;/configuration&gt;</text:span></text:p>
      <text:p text:style-name="Preformatted_20_Text"><text:span text:style-name="Source_20_Text"><text:s text:c="6"/>&lt;/plugin&gt;</text:span></text:p>
      <text:p text:style-name="Preformatted_20_Text"><text:span text:style-name="Source_20_Text"><text:s text:c="4"/>&lt;/plugins&gt;</text:span></text:p>
      <text:p text:style-name="Preformatted_20_Text"><text:span text:style-name="Source_20_Text"><text:s text:c="2"/>&lt;/build&gt;</text:span></text:p>
      <text:p text:style-name="P2"><text:span text:style-name="Source_20_Text">&lt;/project&gt;</text:span></text:p>
      <text:p text:style-name="Text_20_body">Diese Datei kann am Anfang immer so übernommen werden. Folgende Werte sind dabei anzupassen:</text:p>
      <text:h text:style-name="Heading_20_6" text:outline-level="6">groupId / artifactId / version / name / url</text:h>
      <text:p text:style-name="Text_20_body">Die ersten drei Werte bilden die id des Projekts, welches eindeutig sein sollte. Die übrigen sollten aber auch angepasst werden.</text:p>
      <text:h text:style-name="Heading_20_6" text:outline-level="6">maven.compiler.source / maven.compiler.target</text:h>
      <text:p text:style-name="Text_20_body">Dies kennzeichnet die Java Version, die wir nutzen wollen. In dem Beispiel ist dies Java 11.</text:p>
      <text:h text:style-name="Heading_20_6" text:outline-level="6">dependencies</text:h>
      <text:p text:style-name="Text_20_body">Die Abhängigkeiten sind hier einzutragen. Die vorhandenen Libraries auf maven central kann man sich auf <text:a xlink:type="simple" xlink:href="https://mvnrepository.com/" text:style-name="Internet_20_link" text:visited-style-name="Visited_20_Internet_20_Link">https://mvnrepository.com/</text:a> ansehen.</text:p>
      <text:h text:style-name="Heading_20_6" text:outline-level="6">build/plugins</text:h>
      <text:p text:style-name="Text_20_body">Für JavaFX Applikationen wird das javafx-maven-plugin benötigt. Dieses muss eingebunden werden. Weiterhin wird die Klasse mit der main Methode angegeben, damit das plugin die Applikation auch starten kann.</text:p>
      <text:h text:style-name="Heading_20_3" text:outline-level="3">Ausprobieren</text:h>
      <text:p text:style-name="Text_20_body">Wir können maven einfach direkt mit dem Beispielprojekt ausprobieren. Dazu wechseln wir in das Verzeichnis „03 helloworld – maven“ und geben da einen der folgenden Befehle ein:</text:p>
      <text:list xml:id="list2480692799" text:style-name="L7">
        <text:list-item>
          <text:p text:style-name="P19">mvnw clean<text:line-break/>Dies bereinigt das Projekt.</text:p>
        </text:list-item>
        <text:list-item>
          <text:p text:style-name="P19"><text:soft-page-break/>mvnw package<text:line-break/>Dies übersetzt das Projekt und baut ein jar File. Dies kann in dem Verzeichnis Target in den diversen Verzeichnissen etwas nachvollzogen werden.</text:p>
        </text:list-item>
        <text:list-item>
          <text:p text:style-name="P10">mvnw javafx:run<text:line-break/>Dies baut das Projekt und führt die Anwendung danach aus.</text:p>
        </text:list-item>
      </text:list>
      <text:h text:style-name="Heading_20_2" text:outline-level="2">Gradle</text:h>
      <text:h text:style-name="Heading_20_3" text:outline-level="3">Übersicht</text:h>
      <text:p text:style-name="Text_20_body">Gradle ist etwas jünger und entstand 2007. Es hat diverse Dinge von Maven übernommen wie z.B. die Verzeichnisstruktur und das automatische Laden von Abhängigkeiten aus Maven Repositories.</text:p>
      <text:p text:style-name="Text_20_body">So wie Maven auch, gibt es weitgehende Standards, so dass die Projekt-Konfiguration sehr klein ausfallen kann. Für ein Java Projekt könnte eine Zeile „apply plugin: 'java'“ ausreichend sein.</text:p>
      <text:p text:style-name="Text_20_body">Statt einer XML Datei hat Gradle eine eigene Domänenspezifische Sprache für die Konfiguration.</text:p>
      <text:h text:style-name="Heading_20_3" text:outline-level="3">Wrapper</text:h>
      <text:p text:style-name="Text_20_body">So wie bei Maven existiert auch für Gradle ein Wrapper.</text:p>
      <text:p text:style-name="Text_20_body"><text:span text:style-name="Strong_20_Emphasis">Erzeugung des Wrappers</text:span><text:line-break/>Es ist möglich, mittels gradle ein Wrapper für ein Projekt zu erzeugen. Dazu geht man in das Verzeichnis des Projekts und ruft auf: „gradle wrapper“.</text:p>
      <text:h text:style-name="Heading_20_3" text:outline-level="3">Installation</text:h>
      <text:p text:style-name="Text_20_body">Auch wenn eine Installation nicht notwendig ist, ist dies natürlich jederzeit möglich. Das Tool kann einfach als ZIP File heruntergeladen werden. Eine komplexe Installation ist nicht notwendig. Es reicht, das ZIP an einer beliebigen Stelle zu entpacken.</text:p>
      <text:h text:style-name="Heading_20_3" text:outline-level="3">Dateien und Verzeichnisse</text:h>
      <text:h text:style-name="Heading_20_6" text:outline-level="6">build.gradle / settings.gradle / gradle.properties</text:h>
      <text:p text:style-name="Text_20_body">Das Projekt wird in einer build.gradle beschrieben, welches sich in dem Projektverzeichnis befindet. Die anderen Dateien sind optional.</text:p>
      <text:h text:style-name="Heading_20_6" text:outline-level="6">src</text:h>
      <text:p text:style-name="Text_20_body">Das src Verzeichnis enthält alle Sourcen der Projekts. Diese sind in der Regel aufgeteilt in mehrere Unterordner: src/main für das eigentliche Projekt und src/test für die automatisierten Tests, die nicht mit ausgeliefert werden. Java Quellcode kommt in ein weiteres Unterverzeichnis java und die Ressourcen in das weitere Unterverzeichnis resources.</text:p>
      <text:h text:style-name="Heading_20_6" text:outline-level="6">gradlew / gradlew.bat / gradle</text:h>
      <text:p text:style-name="Text_20_body">Scripte und Verzeichnis des Wrappers. Das Skript gradlew kann statt gradle bei Gradle Aufrufen verwendet werden. Die Dateien des Wrappers incl. Konfiguration finden sich in gradle/wrapper.</text:p>
      <text:h text:style-name="Heading_20_3" text:outline-level="3"><text:soft-page-break/>Beispiel einer build.gradle</text:h>
      <text:p text:style-name="Preformatted_20_Text"><text:span text:style-name="Source_20_Text">plugins {</text:span></text:p>
      <text:p text:style-name="Preformatted_20_Text"><text:span text:style-name="Source_20_Text"><text:s text:c="4"/>id 'application'</text:span></text:p>
      <text:p text:style-name="Preformatted_20_Text"><text:span text:style-name="Source_20_Text"><text:s text:c="4"/>id 'org.openjfx.javafxplugin' version '0.0.8'</text:span></text:p>
      <text:p text:style-name="Preformatted_20_Text"><text:span text:style-name="Source_20_Text">}</text:span></text:p>
      <text:p text:style-name="Preformatted_20_Text"/>
      <text:p text:style-name="Preformatted_20_Text"><text:span text:style-name="Source_20_Text">javafx {</text:span></text:p>
      <text:p text:style-name="Preformatted_20_Text"><text:span text:style-name="Source_20_Text"><text:s text:c="4"/>version = "11.0.2"</text:span></text:p>
      <text:p text:style-name="Preformatted_20_Text"><text:span text:style-name="Source_20_Text"><text:s text:c="4"/>modules = [ 'javafx.controls', 'javafx.fxml' ]</text:span></text:p>
      <text:p text:style-name="Preformatted_20_Text"><text:span text:style-name="Source_20_Text">}</text:span></text:p>
      <text:p text:style-name="Preformatted_20_Text"/>
      <text:p text:style-name="Preformatted_20_Text"><text:span text:style-name="Source_20_Text">group 'de.kneitzel'</text:span></text:p>
      <text:p text:style-name="Preformatted_20_Text"><text:span text:style-name="Source_20_Text">version '1.0-SNAPSHOT'</text:span></text:p>
      <text:p text:style-name="Preformatted_20_Text"/>
      <text:p text:style-name="Preformatted_20_Text"><text:span text:style-name="Source_20_Text">mainClassName = 'helloworld.HelloWorld'</text:span></text:p>
      <text:p text:style-name="Preformatted_20_Text"/>
      <text:p text:style-name="Preformatted_20_Text"><text:span text:style-name="Source_20_Text">repositories {</text:span></text:p>
      <text:p text:style-name="Preformatted_20_Text"><text:span text:style-name="Source_20_Text"><text:s text:c="4"/>mavenCentral()</text:span></text:p>
      <text:p text:style-name="Preformatted_20_Text"><text:span text:style-name="Source_20_Text">}</text:span></text:p>
      <text:p text:style-name="Preformatted_20_Text"/>
      <text:p text:style-name="Preformatted_20_Text"><text:span text:style-name="Source_20_Text">dependencies {</text:span></text:p>
      <text:p text:style-name="Preformatted_20_Text"><text:span text:style-name="Source_20_Text"><text:s text:c="4"/>compile group: 'org.openjfx', name: 'javafx-controls', version: '11.0.2'</text:span></text:p>
      <text:p text:style-name="Preformatted_20_Text"><text:span text:style-name="Source_20_Text"><text:s text:c="4"/>compile group: 'org.openjfx', name: 'javafx-fxml', version: '11.0.2'</text:span></text:p>
      <text:p text:style-name="Preformatted_20_Text"><text:span text:style-name="Source_20_Text"><text:s text:c="4"/>testCompile group: 'junit', name: 'junit', version: '4.12'</text:span></text:p>
      <text:p text:style-name="P2"><text:span text:style-name="Source_20_Text">}</text:span></text:p>
      <text:p text:style-name="Text_20_body">Ähnlich wie in Maven findet sich die id der Projekts (group/version – name ist in settings.gradle) und es wird ein javafx Plugin eingebunden.</text:p>
      <text:p text:style-name="Text_20_body">Die Klasse mit der main Methode wird benannt und die Dependencies aufgelistet.</text:p>
      <text:p text:style-name="Text_20_body">Zusätzlich ist es aber noch notwendig, die javafx Version sowie die verwendeten Module anzugeben.</text:p>
      <text:h text:style-name="Heading_20_2" text:outline-level="2">Links</text:h>
      <text:list xml:id="list1428500152" text:style-name="L8">
        <text:list-item>
          <text:p text:style-name="P20">Maven <text:a xlink:type="simple" xlink:href="https://maven.apache.org/" text:style-name="Internet_20_link" text:visited-style-name="Visited_20_Internet_20_Link">https://maven.apache.org/</text:a></text:p>
        </text:list-item>
        <text:list-item>
          <text:p text:style-name="P20">Gradle <text:a xlink:type="simple" xlink:href="https://gradle.org/" text:style-name="Internet_20_link" text:visited-style-name="Visited_20_Internet_20_Link">https://gradle.org/</text:a></text:p>
        </text:list-item>
        <text:list-item>
          <text:p text:style-name="P11">Maven Repository <text:a xlink:type="simple" xlink:href="https://mvnrepository.com/" text:style-name="Internet_20_link" text:visited-style-name="Visited_20_Internet_20_Link">https://mvnrepository.com/</text:a></text:p>
        </text:list-item>
      </text:list>
      <text:h text:style-name="Heading_20_2" text:outline-level="2">Änderungsnachweis</text:h>
      <text:list xml:id="list2136754164" text:style-name="L9">
        <text:list-item>
          <text:p text:style-name="P21">2020-11-02 Überarbeitung Layout</text:p>
        </text:list-item>
        <text:list-item>
          <text:p text:style-name="P12">2020-10-30 Erste Veröffentlichung</text:p>
        </text:list-item>
      </text:list>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Character_5f_20_5f_style"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Character_5f_20_5f_style"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Character_5f_20_5f_style"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5pt" fo:font-weight="bold" officeooo:rsid="001fcd10" style:font-size-asian="15pt" style:font-weight-asian="bold" style:font-size-complex="1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text:span text:style-name="MT1">JavaFX Blog Seri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7:37:01.061369358</meta:creation-date>
    <dc:date>2020-11-16T17:53:13.222352269</dc:date>
    <meta:editing-duration>PT5M36S</meta:editing-duration>
    <meta:editing-cycles>4</meta:editing-cycles>
    <meta:generator>LibreOffice/6.4.6.2$Linux_X86_64 LibreOffice_project/40$Build-2</meta:generator>
    <meta:document-statistic meta:table-count="0" meta:image-count="0" meta:object-count="0" meta:page-count="6" meta:paragraph-count="164" meta:word-count="1288" meta:character-count="10040" meta:non-whitespace-character-count="8730"/>
  </office:meta>
</office:document-meta>
</file>